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9796" officeooo:paragraph-rsid="00119796" style:font-weight-asian="bold"/>
    </style:style>
    <style:style style:name="P3" style:family="paragraph" style:parent-style-name="Standard">
      <style:text-properties officeooo:rsid="0006b74c" officeooo:paragraph-rsid="0006b74c"/>
    </style:style>
    <style:style style:name="P4" style:family="paragraph" style:parent-style-name="Standard">
      <style:text-properties fo:font-weight="normal" officeooo:rsid="0010ebe8" officeooo:paragraph-rsid="0010ebe8" style:font-weight-asian="normal" style:font-weight-complex="normal"/>
    </style:style>
    <style:style style:name="P5" style:family="paragraph" style:parent-style-name="Standard">
      <style:text-properties officeooo:rsid="0010ebe8" officeooo:paragraph-rsid="0010ebe8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text-properties officeooo:paragraph-rsid="0010ebe8"/>
    </style:style>
    <style:style style:name="P8" style:family="paragraph" style:parent-style-name="Standard">
      <style:text-properties officeooo:rsid="0006b74c" officeooo:paragraph-rsid="0010ebe8"/>
    </style:style>
    <style:style style:name="P9" style:family="paragraph" style:parent-style-name="Standard">
      <style:text-properties officeooo:rsid="00119796" officeooo:paragraph-rsid="00119796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normal"/>
    </style:style>
    <style:style style:name="T4" style:family="text">
      <style:text-properties officeooo:rsid="0004d857"/>
    </style:style>
    <style:style style:name="T5" style:family="text">
      <style:text-properties style:text-position="0% 100%" style:text-underline-style="none" fo:font-weight="normal" style:font-weight-asian="normal" style:font-weight-complex="normal"/>
    </style:style>
    <style:style style:name="T6" style:family="text">
      <style:text-properties officeooo:rsid="000ad968"/>
    </style:style>
    <style:style style:name="T7" style:family="text">
      <style:text-properties officeooo:rsid="00119796"/>
    </style:style>
    <style:style style:name="T8" style:family="text">
      <style:text-properties style:text-position="sub 58%"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1432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<text:span text:style-name="T4">Blaine Mason</text:span>] <text:s text:c="4"/></text:p>
      <text:p text:style-name="Standard">COSC <text:span text:style-name="T4">320</text:span> --- [<text:span text:style-name="T4">001</text:span>]<text:tab/><text:tab/>[<text:span text:style-name="T4">Lab03</text:span>]<text:tab/><text:tab/>[<text:span text:style-name="T6">10 February 2020 </text:span>]</text:p>
      <text:p text:style-name="Standard"/>
      <text:p text:style-name="Standard"><text:span text:style-name="T1">Lab report</text:span>: </text:p>
      <text:p text:style-name="Standard"/>
      <text:p text:style-name="Standard"><text:span text:style-name="T2">Pre-lab</text:span>:</text:p>
      <text:p text:style-name="Standard">1. <text:s/><text:span text:style-name="T6">I have read and understand Linear Search and Binary Search.</text:span></text:p>
      <text:p text:style-name="Standard"/>
      <text:p text:style-name="Standard"/>
      <text:p text:style-name="P1">Lab <text:span text:style-name="T10">3</text:span></text:p>
      <text:p text:style-name="P8"/>
      <text:p text:style-name="Standard">……</text:p>
      <text:p text:style-name="P3">Output:</text:p>
      <text:p text:style-name="P7"/>
      <text:p text:style-name="Standard">…….</text:p>
      <text:p text:style-name="P2">Lab <text:span text:style-name="T6">2 </text:span>Questions:</text:p>
      <text:p text:style-name="P9"><text:span text:style-name="T5"/></text:p>
      <text:p text:style-name="Standard">……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2-17T22:14:17.091243785</dc:date>
    <meta:editing-cycles>10</meta:editing-cycles>
    <meta:editing-duration>PT34M18S</meta:editing-duration>
    <meta:print-date>2020-02-11T09:22:54.020239066</meta:print-date>
    <meta:generator>LibreOffice/5.3.6.1$Linux_X86_64 LibreOffice_project/30$Build-1</meta:generator>
    <meta:document-statistic meta:table-count="0" meta:image-count="0" meta:object-count="0" meta:page-count="1" meta:paragraph-count="11" meta:word-count="34" meta:character-count="185" meta:non-whitespace-character-count="153"/>
  </office:meta>
</office:document-meta>
</file>